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1ccc" officeooo:paragraph-rsid="001c1ccc"/>
    </style:style>
    <style:style style:name="P2" style:family="paragraph" style:parent-style-name="Standard">
      <style:text-properties style:font-name="monospace" fo:font-size="12pt"/>
    </style:style>
    <style:style style:name="P3" style:family="paragraph" style:parent-style-name="Standard">
      <style:text-properties style:font-name="monospace" fo:font-size="12pt" officeooo:rsid="001c1ccc" officeooo:paragraph-rsid="001c1ccc"/>
    </style:style>
    <style:style style:name="P4" style:family="paragraph" style:parent-style-name="Standard">
      <style:text-properties style:font-name="monospace" fo:font-size="12pt" officeooo:rsid="001db3d5" officeooo:paragraph-rsid="001db3d5"/>
    </style:style>
    <style:style style:name="T1" style:family="text">
      <style:text-properties officeooo:rsid="001db3d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5</text:p>
      <text:p text:style-name="P1"/>
      <text:p text:style-name="P1">1)</text:p>
      <text:p text:style-name="P1"/>
      <text:p text:style-name="P3">FILEPATH='/sys/class/gpio' </text:p>
      <text:p text:style-name="P2">echo 13 &gt; $FILEPATH/unexport 2&gt;/dev/null</text:p>
      <text:p text:style-name="P2">echo 10 &gt; $FILEPATH/unexport 2&gt;/dev/null </text:p>
      <text:p text:style-name="P2">echo 11 &gt; $FILEPATH/unexport 2&gt;/dev/null </text:p>
      <text:p text:style-name="P2">echo 12 &gt; $FILEPATH/unexport 2&gt;/dev/null </text:p>
      <text:p text:style-name="P2">echo 0 &gt; $FILEPATH/unexport 2&gt;/dev/null</text:p>
      <text:p text:style-name="P2"/>
      <text:p text:style-name="P3">These commands unexport all the files related to to each pin. It take the gpio programs and direction programs and takes them to null, which basically means that they are deleted.</text:p>
      <text:p text:style-name="P3"/>
      <text:p text:style-name="P2">echo 13 &gt; $FILEPATH/export </text:p>
      <text:p text:style-name="P2">echo 10 &gt; $FILEPATH/export </text:p>
      <text:p text:style-name="P2">echo 11 &gt; $FILEPATH/export </text:p>
      <text:p text:style-name="P2">echo 12 &gt; $FILEPATH/export </text:p>
      <text:p text:style-name="P2">echo 0 &gt; $FILEPATH/export </text:p>
      <text:p text:style-name="P2"/>
      <text:p text:style-name="P3">These commands echo the number of port into the directory export, which is a program that will create the gpio directories so that we have a way of accessing each pin relating to each servo motor. </text:p>
      <text:p text:style-name="P2"/>
      <text:p text:style-name="P2">echo out &gt; $FILEPATH/gpio13/direction </text:p>
      <text:p text:style-name="P2">echo out &gt; $FILEPATH/gpio10/direction </text:p>
      <text:p text:style-name="P2">echo out &gt; $FILEPATH/gpio11/direction </text:p>
      <text:p text:style-name="P2">echo out &gt; $FILEPATH/gpio12/direction </text:p>
      <text:p text:style-name="P2">echo out <text:span text:style-name="T1">&gt;</text:span> $FILEPATH/gpio0/direction</text:p>
      <text:p text:style-name="P2"/>
      <text:p text:style-name="P4">These commands take each gpio directory we created and tells it that each port is an output por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5T09:36:15.455676013</meta:creation-date>
    <dc:date>2016-05-25T12:13:26.529822431</dc:date>
    <meta:editing-duration>PT2H6M50S</meta:editing-duration>
    <meta:editing-cycles>1</meta:editing-cycles>
    <meta:document-statistic meta:table-count="0" meta:image-count="0" meta:object-count="0" meta:page-count="1" meta:paragraph-count="21" meta:word-count="154" meta:character-count="1031" meta:non-whitespace-character-count="884"/>
    <meta:generator>LibreOffice/4.2.8.2$Linux_X86_64 LibreOffice_project/420m0$Build-2</meta:generator>
  </office:meta>
</office:document-meta>
</file>